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your RAW files in the lighttable. Managing your photos can be easy or hard, depending on many photos you have, and what tools you use. The process of managing, sorting, importing, rating, organizing and tagging is commonly called : DAM (digital asset management). This chapter covers the basic idea of managing your photos with darktable. In doing so, at the end of this chapter you will have an understanding of all the plug-ins the lighttable has to help you manage your photos. Also, you will then be able to use your knowledge to adapt your current workflow to darktable or to simply create a new workflow that works best for you. </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52M51S</meta:editing-duration>
    <meta:editing-cycles>11</meta:editing-cycles>
    <meta:generator>LibreOffice/3.3$Linux LibreOffice_project/330m19$Build-301</meta:generator>
    <meta:initial-creator>Nicholas </meta:initial-creator>
    <dc:date>2011-07-06T18:18:55</dc:date>
    <dc:creator>Nicholas Manea</dc:creator>
    <meta:document-statistic meta:table-count="0" meta:image-count="0" meta:object-count="0" meta:page-count="1" meta:paragraph-count="4" meta:word-count="120" meta:character-count="692"/>
  </office:meta>
</office:document-meta>
</file>